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91265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0pt" fo:font-style="normal" officeooo:rsid="000c12bd" officeooo:paragraph-rsid="0010bce0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0pt" fo:font-style="normal" officeooo:paragraph-rsid="0010bce0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Liberation Serif" fo:font-size="10pt" officeooo:rsid="000c12bd" officeooo:paragraph-rsid="0010bce0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Liberation Serif" fo:font-size="10pt" officeooo:rsid="001673f9" officeooo:paragraph-rsid="001673f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Liberation Serif" fo:font-size="10pt" officeooo:paragraph-rsid="001c34b7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erif" fo:font-size="10pt" officeooo:paragraph-rsid="002acbbd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Liberation Serif" fo:font-size="10pt" officeooo:rsid="00232d72" officeooo:paragraph-rsid="00232d72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Liberation Serif" fo:font-size="10pt" officeooo:rsid="002904f6" officeooo:paragraph-rsid="002904f6" style:font-size-asian="10pt" style:font-size-complex="10pt"/>
    </style:style>
    <style:style style:name="P11" style:family="paragraph" style:parent-style-name="Standard">
      <style:paragraph-properties fo:text-align="justify" style:justify-single-word="false" fo:break-before="page"/>
      <style:text-properties style:font-name="Liberation Serif" fo:font-size="10pt" officeooo:rsid="002904f6" officeooo:paragraph-rsid="002904f6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Liberation Serif" officeooo:paragraph-rsid="002904f6"/>
    </style:style>
    <style:style style:name="P1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officeooo:rsid="000cb796"/>
    </style:style>
    <style:style style:name="T2" style:family="text">
      <style:text-properties officeooo:rsid="0018ff7c"/>
    </style:style>
    <style:style style:name="T3" style:family="text">
      <style:text-properties officeooo:rsid="00154501"/>
    </style:style>
    <style:style style:name="T4" style:family="text">
      <style:text-properties officeooo:rsid="001a84d4"/>
    </style:style>
    <style:style style:name="T5" style:family="text">
      <style:text-properties officeooo:rsid="00177759"/>
    </style:style>
    <style:style style:name="T6" style:family="text">
      <style:text-properties officeooo:rsid="000e096e"/>
    </style:style>
    <style:style style:name="T7" style:family="text">
      <style:text-properties officeooo:rsid="00115296"/>
    </style:style>
    <style:style style:name="T8" style:family="text">
      <style:text-properties officeooo:rsid="0024e2ab"/>
    </style:style>
    <style:style style:name="T9" style:family="text">
      <style:text-properties officeooo:rsid="001ab2ad"/>
    </style:style>
    <style:style style:name="T10" style:family="text">
      <style:text-properties officeooo:rsid="0010bce0"/>
    </style:style>
    <style:style style:name="T11" style:family="text">
      <style:text-properties style:text-position="super 58%"/>
    </style:style>
    <style:style style:name="T12" style:family="text">
      <style:text-properties officeooo:rsid="00128e6b"/>
    </style:style>
    <style:style style:name="T13" style:family="text">
      <style:text-properties fo:color="#000000" loext:opacity="100%" style:text-line-through-style="none" style:text-line-through-type="none" fo:language="en" fo:country="US" fo:font-weight="normal" style:font-name-asian="Geneva" style:font-weight-asian="normal" style:font-name-complex="Geneva" style:font-weight-complex="normal"/>
    </style:style>
    <style:style style:name="T14" style:family="text">
      <style:text-properties fo:color="#000000" loext:opacity="100%" style:text-line-through-style="none" style:text-line-through-type="none" fo:language="en" fo:country="US" fo:font-weight="normal" officeooo:rsid="00245c3b" style:font-name-asian="Geneva" style:font-weight-asian="normal" style:font-name-complex="Geneva" style:font-weight-complex="normal"/>
    </style:style>
    <style:style style:name="T15" style:family="text">
      <style:text-properties fo:color="#000000" loext:opacity="100%" style:text-line-through-style="none" style:text-line-through-type="none" fo:language="en" fo:country="US" fo:font-weight="normal" officeooo:rsid="00177759" style:font-name-asian="Geneva" style:font-weight-asian="normal" style:font-name-complex="Geneva" style:font-weight-complex="normal"/>
    </style:style>
    <style:style style:name="T16" style:family="text">
      <style:text-properties fo:color="#000000" loext:opacity="100%" style:text-line-through-style="none" style:text-line-through-type="none" fo:language="en" fo:country="US" fo:font-weight="normal" officeooo:rsid="000cb796" style:font-name-asian="Geneva" style:font-weight-asian="normal" style:font-name-complex="Geneva" style:font-weight-complex="normal"/>
    </style:style>
    <style:style style:name="T17" style:family="text">
      <style:text-properties fo:color="#000000" loext:opacity="100%" style:text-line-through-style="none" style:text-line-through-type="none" fo:language="en" fo:country="US" fo:font-weight="normal" officeooo:rsid="00154501" style:font-name-asian="Geneva" style:font-weight-asian="normal" style:font-name-complex="Geneva" style:font-weight-complex="normal"/>
    </style:style>
    <style:style style:name="T18" style:family="text">
      <style:text-properties fo:color="#000000" loext:opacity="100%" style:text-line-through-style="none" style:text-line-through-type="none" fo:language="en" fo:country="US" fo:font-weight="normal" officeooo:rsid="000e096e" style:font-name-asian="Geneva" style:font-weight-asian="normal" style:font-name-complex="Geneva" style:font-weight-complex="normal"/>
    </style:style>
    <style:style style:name="T19" style:family="text">
      <style:text-properties fo:color="#000000" loext:opacity="100%" style:text-line-through-style="none" style:text-line-through-type="none" fo:language="en" fo:country="US" fo:font-weight="normal" officeooo:rsid="0018ff7c" style:font-name-asian="Geneva" style:font-weight-asian="normal" style:font-name-complex="Geneva" style:font-weight-complex="normal"/>
    </style:style>
    <style:style style:name="T20" style:family="text">
      <style:text-properties fo:color="#000000" loext:opacity="100%" style:text-line-through-style="none" style:text-line-through-type="none" fo:language="en" fo:country="US" fo:font-weight="normal" officeooo:rsid="00227ad4" style:font-name-asian="Geneva" style:font-weight-asian="normal" style:font-name-complex="Geneva" style:font-weight-complex="normal"/>
    </style:style>
    <style:style style:name="T21" style:family="text">
      <style:text-properties fo:color="#000000" loext:opacity="100%" style:text-line-through-style="none" style:text-line-through-type="none" fo:language="en" fo:country="US" fo:font-weight="normal" officeooo:rsid="001722ed" style:font-name-asian="Geneva" style:font-weight-asian="normal" style:font-name-complex="Geneva" style:font-weight-complex="normal"/>
    </style:style>
    <style:style style:name="T22" style:family="text">
      <style:text-properties fo:color="#000000" loext:opacity="100%" style:text-line-through-style="none" style:text-line-through-type="none" fo:language="en" fo:country="US" fo:font-weight="normal" officeooo:rsid="00156225" style:font-name-asian="Geneva" style:font-weight-asian="normal" style:font-name-complex="Geneva" style:font-weight-complex="normal"/>
    </style:style>
    <style:style style:name="T23" style:family="text">
      <style:text-properties fo:color="#000000" loext:opacity="100%" style:text-line-through-style="none" style:text-line-through-type="none" fo:language="en" fo:country="US" fo:font-weight="normal" officeooo:rsid="000c12bd" style:font-name-asian="Geneva" style:font-weight-asian="normal" style:font-name-complex="Geneva" style:font-weight-complex="normal"/>
    </style:style>
    <style:style style:name="T24" style:family="text">
      <style:text-properties fo:color="#000000" loext:opacity="100%" style:text-line-through-style="none" style:text-line-through-type="none" fo:language="en" fo:country="US" fo:font-weight="normal" officeooo:rsid="001a84d4" style:font-name-asian="Geneva" style:font-weight-asian="normal" style:font-name-complex="Geneva" style:font-weight-complex="normal"/>
    </style:style>
    <style:style style:name="T25" style:family="text">
      <style:text-properties fo:color="#000000" loext:opacity="100%" style:text-line-through-style="none" style:text-line-through-type="none" fo:language="en" fo:country="US" fo:font-weight="normal" officeooo:rsid="0010bce0" style:font-name-asian="Geneva" style:font-weight-asian="normal" style:font-name-complex="Geneva" style:font-weight-complex="normal"/>
    </style:style>
    <style:style style:name="T26" style:family="text">
      <style:text-properties fo:color="#000000" loext:opacity="100%" style:text-line-through-style="none" style:text-line-through-type="none" fo:language="en" fo:country="US" fo:font-weight="normal" officeooo:rsid="001673f9" style:font-name-asian="Geneva" style:font-weight-asian="normal" style:font-name-complex="Geneva" style:font-weight-complex="normal"/>
    </style:style>
    <style:style style:name="T27" style:family="text">
      <style:text-properties fo:color="#000000" loext:opacity="100%" style:text-line-through-style="none" style:text-line-through-type="none" fo:language="en" fo:country="US" fo:font-weight="normal" officeooo:rsid="00191265" style:font-name-asian="Geneva" style:font-weight-asian="normal" style:font-name-complex="Geneva" style:font-weight-complex="normal"/>
    </style:style>
    <style:style style:name="T28" style:family="text">
      <style:text-properties fo:color="#000000" loext:opacity="100%" style:text-line-through-style="none" style:text-line-through-type="none" fo:language="en" fo:country="US" fo:font-weight="normal" officeooo:rsid="001c1e83" style:font-name-asian="Geneva" style:font-weight-asian="normal" style:font-name-complex="Geneva" style:font-weight-complex="normal"/>
    </style:style>
    <style:style style:name="T29" style:family="text">
      <style:text-properties fo:color="#000000" loext:opacity="100%" style:text-line-through-style="none" style:text-line-through-type="none" fo:language="en" fo:country="US" fo:font-weight="normal" officeooo:rsid="001c34b7" style:font-name-asian="Geneva" style:font-weight-asian="normal" style:font-name-complex="Geneva" style:font-weight-complex="normal"/>
    </style:style>
    <style:style style:name="T30" style:family="text">
      <style:text-properties fo:color="#000000" loext:opacity="100%" style:text-line-through-style="none" style:text-line-through-type="none" fo:language="en" fo:country="US" fo:font-weight="normal" officeooo:rsid="00232d72" style:font-name-asian="Geneva" style:font-weight-asian="normal" style:font-name-complex="Geneva" style:font-weight-complex="normal"/>
    </style:style>
    <style:style style:name="T31" style:family="text">
      <style:text-properties fo:color="#000000" loext:opacity="100%" style:text-line-through-style="none" style:text-line-through-type="none" fo:language="en" fo:country="US" fo:font-weight="normal" officeooo:rsid="002791af" style:font-name-asian="Geneva" style:font-weight-asian="normal" style:font-name-complex="Geneva" style:font-weight-complex="normal"/>
    </style:style>
    <style:style style:name="T32" style:family="text">
      <style:text-properties fo:color="#000000" loext:opacity="100%" style:text-line-through-style="none" style:text-line-through-type="none" fo:language="fr" fo:country="FR" fo:font-weight="normal" officeooo:rsid="001c1e83" style:font-name-asian="Geneva" style:font-weight-asian="normal" style:font-name-complex="Geneva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0bce0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a64ec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56a79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0c12bd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245c3b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0ff55f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54501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c1e83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erif" fo:font-size="10pt" fo:language="en" fo:country="US" fo:font-weight="normal" officeooo:rsid="0010bce0" style:font-name-asian="Geneva" style:font-size-asian="10pt" style:font-weight-asian="normal" style:font-name-complex="Geneva" style:font-size-complex="10pt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erif" fo:font-size="10pt" fo:language="en" fo:country="US" fo:font-weight="normal" officeooo:rsid="00191265" style:font-name-asian="Geneva" style:font-size-asian="10pt" style:font-weight-asian="normal" style:font-name-complex="Geneva" style:font-size-complex="10pt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erif" fo:font-size="10pt" fo:language="en" fo:country="US" fo:font-weight="normal" officeooo:rsid="001c1e83" style:font-name-asian="Geneva" style:font-size-asian="10pt" style:font-weight-asian="normal" style:font-name-complex="Geneva" style:font-size-complex="10pt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erif" fo:font-size="10pt" fo:language="en" fo:country="US" fo:font-weight="normal" officeooo:rsid="001a84d4" style:font-name-asian="Geneva" style:font-size-asian="10pt" style:font-weight-asian="normal" style:font-name-complex="Geneva" style:font-size-complex="10pt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erif" fo:font-size="10pt" fo:language="en" fo:country="US" fo:font-weight="normal" officeooo:rsid="001673f9" style:font-name-asian="Geneva" style:font-size-asian="10pt" style:font-weight-asian="normal" style:font-name-complex="Geneva" style:font-size-complex="10pt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erif" fo:font-size="10pt" fo:language="fr" fo:country="FR" fo:font-weight="normal" officeooo:rsid="001c1e83" style:font-name-asian="Geneva" style:font-size-asian="10pt" style:font-weight-asian="normal" style:font-name-complex="Geneva" style:font-size-complex="10pt" style:font-weight-complex="normal"/>
    </style:style>
    <style:style style:name="T47" style:family="text">
      <style:text-properties fo:color="#000000" loext:opacity="100%" style:text-line-through-style="none" style:text-line-through-type="none" style:font-name="TimesNewRomanPSMT" fo:font-size="10pt" fo:language="en" fo:country="US" fo:font-weight="normal" officeooo:rsid="002904f6" style:font-name-asian="Geneva" style:font-size-asian="10pt" style:font-weight-asian="normal" style:font-name-complex="Geneva" style:font-size-complex="10pt" style:font-weight-complex="normal"/>
    </style:style>
    <style:style style:name="T48" style:family="text">
      <style:text-properties fo:color="#000000" loext:opacity="100%" style:text-line-through-style="none" style:text-line-through-type="none" style:font-name="TimesNewRomanPSMT" fo:language="en" fo:country="US" fo:font-weight="normal" style:font-name-asian="Geneva" style:font-weight-asian="normal" style:font-name-complex="Geneva" style:font-weight-complex="normal"/>
    </style:style>
    <style:style style:name="T49" style:family="text">
      <style:text-properties fo:color="#000000" loext:opacity="100%" style:text-line-through-style="none" style:text-line-through-type="none" style:font-name="TimesNewRomanPSMT" fo:language="en" fo:country="US" fo:font-weight="normal" officeooo:rsid="001673f9" style:font-name-asian="Geneva" style:font-weight-asian="normal" style:font-name-complex="Geneva" style:font-weight-complex="normal"/>
    </style:style>
    <style:style style:name="T50" style:family="text">
      <style:text-properties fo:color="#000000" loext:opacity="100%" style:text-line-through-style="none" style:text-line-through-type="none" style:font-name="TimesNewRomanPSMT" fo:language="en" fo:country="US" fo:font-weight="normal" officeooo:rsid="002791af" style:font-name-asian="Geneva" style:font-weight-asian="normal" style:font-name-complex="Geneva" style:font-weight-complex="normal"/>
    </style:style>
    <style:style style:name="T51" style:family="text">
      <style:text-properties fo:color="#000000" loext:opacity="100%" style:text-line-through-style="none" style:text-line-through-type="none" style:font-name="TimesNewRomanPSMT" fo:language="en" fo:country="US" fo:font-weight="normal" officeooo:rsid="002904f6" style:font-name-asian="Geneva" style:font-weight-asian="normal" style:font-name-complex="Geneva" style:font-weight-complex="normal"/>
    </style:style>
    <style:style style:name="T52" style:family="text">
      <style:text-properties fo:color="#000000" loext:opacity="100%" style:text-line-through-style="none" style:text-line-through-type="none" fo:font-size="10pt" fo:language="en" fo:country="US" fo:font-style="normal" fo:font-weight="normal" officeooo:rsid="0010bce0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fo:font-size="10pt" fo:language="en" fo:country="US" fo:font-style="normal" fo:font-weight="normal" officeooo:rsid="001a64ec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fo:font-size="10pt" fo:language="en" fo:country="US" fo:font-style="normal" fo:font-weight="normal" officeooo:rsid="00156a79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fo:font-size="10pt" fo:language="en" fo:country="US" fo:font-style="normal" fo:font-weight="normal" officeooo:rsid="000c12bd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fo:font-size="10pt" fo:language="en" fo:country="US" fo:font-style="normal" fo:font-weight="normal" officeooo:rsid="00245c3b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fo:font-size="10pt" fo:language="en" fo:country="US" fo:font-style="normal" fo:font-weight="normal" officeooo:rsid="000ff55f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fo:font-size="10pt" fo:language="en" fo:country="US" fo:font-style="normal" fo:font-weight="normal" officeooo:rsid="00154501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fo:font-size="10pt" fo:language="en" fo:country="US" fo:font-style="normal" fo:font-weight="normal" officeooo:rsid="001c1e83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fo:font-size="10pt" fo:language="en" fo:country="US" fo:font-weight="normal" officeooo:rsid="0010bce0" style:font-name-asian="Geneva" style:font-size-asian="10pt" style:font-weight-asian="normal" style:font-name-complex="Geneva" style:font-size-complex="10pt" style:font-weight-complex="normal"/>
    </style:style>
    <style:style style:name="T61" style:family="text">
      <style:text-properties fo:color="#000000" loext:opacity="100%" style:text-line-through-style="none" style:text-line-through-type="none" fo:font-size="10pt" fo:language="en" fo:country="US" fo:font-weight="normal" officeooo:rsid="00191265" style:font-name-asian="Geneva" style:font-size-asian="10pt" style:font-weight-asian="normal" style:font-name-complex="Geneva" style:font-size-complex="10pt" style:font-weight-complex="normal"/>
    </style:style>
    <style:style style:name="T62" style:family="text">
      <style:text-properties fo:color="#000000" loext:opacity="100%" style:text-line-through-style="none" style:text-line-through-type="none" fo:font-size="10pt" fo:language="en" fo:country="US" fo:font-weight="normal" officeooo:rsid="001c1e83" style:font-name-asian="Geneva" style:font-size-asian="10pt" style:font-weight-asian="normal" style:font-name-complex="Geneva" style:font-size-complex="10pt" style:font-weight-complex="normal"/>
    </style:style>
    <style:style style:name="T63" style:family="text">
      <style:text-properties fo:color="#000000" loext:opacity="100%" style:text-line-through-style="none" style:text-line-through-type="none" fo:font-size="10pt" fo:language="en" fo:country="US" fo:font-weight="normal" officeooo:rsid="001a84d4" style:font-name-asian="Geneva" style:font-size-asian="10pt" style:font-weight-asian="normal" style:font-name-complex="Geneva" style:font-size-complex="10pt" style:font-weight-complex="normal"/>
    </style:style>
    <style:style style:name="T64" style:family="text">
      <style:text-properties fo:color="#000000" loext:opacity="100%" style:text-line-through-style="none" style:text-line-through-type="none" fo:font-size="10pt" fo:language="en" fo:country="US" fo:font-weight="normal" officeooo:rsid="001673f9" style:font-name-asian="Geneva" style:font-size-asian="10pt" style:font-weight-asian="normal" style:font-name-complex="Geneva" style:font-size-complex="10pt" style:font-weight-complex="normal"/>
    </style:style>
    <style:style style:name="T65" style:family="text">
      <style:text-properties fo:color="#000000" loext:opacity="100%" style:text-line-through-style="none" style:text-line-through-type="none" fo:font-size="10pt" fo:language="en" fo:country="US" fo:font-weight="normal" officeooo:rsid="002904f6" style:font-name-asian="Geneva" style:font-size-asian="10pt" style:font-weight-asian="normal" style:font-name-complex="Geneva" style:font-size-complex="10pt" style:font-weight-complex="normal"/>
    </style:style>
    <style:style style:name="T66" style:family="text">
      <style:text-properties fo:color="#000000" loext:opacity="100%" style:text-line-through-style="none" style:text-line-through-type="none" fo:font-size="10pt" fo:language="fr" fo:country="FR" fo:font-weight="normal" officeooo:rsid="001c1e83" style:font-name-asian="Geneva" style:font-size-asian="10pt" style:font-weight-asian="normal" style:font-name-complex="Geneva" style:font-size-complex="10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0bce0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a64ec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56a79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0c12bd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245c3b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0ff55f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54501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erif" fo:font-size="10pt" fo:language="en" fo:country="US" fo:font-style="normal" fo:font-weight="normal" officeooo:rsid="001c1e83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75" style:family="text">
      <style:text-properties fo:color="#000000" loext:opacity="100%" officeooo:rsid="001c34b7"/>
    </style:style>
    <style:style style:name="T76" style:family="text">
      <style:text-properties fo:font-style="italic" officeooo:rsid="0010bce0" style:font-style-asian="italic" style:font-style-complex="italic"/>
    </style:style>
    <style:style style:name="T77" style:family="text">
      <style:text-properties fo:font-style="italic" officeooo:rsid="001673f9" style:font-style-asian="italic" style:font-style-complex="italic"/>
    </style:style>
    <style:style style:name="T78" style:family="text">
      <style:text-properties fo:font-weight="normal" style:font-weight-asian="normal" style:font-weight-complex="normal"/>
    </style:style>
    <style:style style:name="T79" style:family="text">
      <style:text-properties fo:font-weight="normal" officeooo:rsid="00154501" style:font-weight-asian="normal" style:font-weight-complex="normal"/>
    </style:style>
    <style:style style:name="T80" style:family="text">
      <style:text-properties fo:font-weight="normal" officeooo:rsid="00177759" style:font-weight-asian="normal" style:font-weight-complex="normal"/>
    </style:style>
    <style:style style:name="T81" style:family="text">
      <style:text-properties fo:font-weight="normal" officeooo:rsid="001a84d4" style:font-weight-asian="normal" style:font-weight-complex="normal"/>
    </style:style>
    <style:style style:name="T82" style:family="text">
      <style:text-properties fo:font-weight="normal" officeooo:rsid="001673f9" style:font-weight-asian="normal" style:font-weight-complex="normal"/>
    </style:style>
    <style:style style:name="T83" style:family="text">
      <style:text-properties fo:font-weight="normal" officeooo:rsid="002186c6" style:font-weight-asian="normal" style:font-weight-complex="normal"/>
    </style:style>
    <style:style style:name="T84" style:family="text">
      <style:text-properties fo:font-weight="normal" officeooo:rsid="0018ff7c" style:font-weight-asian="normal" style:font-weight-complex="normal"/>
    </style:style>
    <style:style style:name="T85" style:family="text">
      <style:text-properties fo:font-weight="normal" officeooo:rsid="00227ad4" style:font-weight-asian="normal" style:font-weight-complex="normal"/>
    </style:style>
    <style:style style:name="T86" style:family="text">
      <style:text-properties fo:font-weight="normal" officeooo:rsid="00191265" style:font-weight-asian="normal" style:font-weight-complex="normal"/>
    </style:style>
    <style:style style:name="T87" style:family="text">
      <style:text-properties fo:font-weight="normal" officeooo:rsid="001c1e83" style:font-weight-asian="normal" style:font-weight-complex="normal"/>
    </style:style>
    <style:style style:name="T88" style:family="text">
      <style:text-properties fo:font-weight="normal" officeooo:rsid="001e0530" style:font-weight-asian="normal" style:font-weight-complex="normal"/>
    </style:style>
    <style:style style:name="T89" style:family="text">
      <style:text-properties fo:font-weight="normal" officeooo:rsid="00232d72" style:font-weight-asian="normal" style:font-weight-complex="normal"/>
    </style:style>
    <style:style style:name="T90" style:family="text">
      <style:text-properties fo:font-weight="normal" officeooo:rsid="002904f6" style:font-weight-asian="normal" style:font-weight-complex="normal"/>
    </style:style>
    <style:style style:name="T91" style:family="text">
      <style:text-properties fo:font-weight="normal" officeooo:rsid="001c34b7" style:font-weight-asian="normal" style:font-weight-complex="normal"/>
    </style:style>
    <style:style style:name="T92" style:family="text">
      <style:text-properties officeooo:rsid="00112f1a"/>
    </style:style>
    <style:style style:name="T93" style:family="text">
      <style:text-properties officeooo:rsid="00118e7a"/>
    </style:style>
    <style:style style:name="T94" style:family="text">
      <style:text-properties officeooo:rsid="001673f9"/>
    </style:style>
    <style:style style:name="T95" style:family="text">
      <style:text-properties fo:font-weight="bold" officeooo:rsid="001e0530" style:font-weight-asian="bold" style:font-weight-complex="bold"/>
    </style:style>
    <style:style style:name="T96" style:family="text">
      <style:text-properties fo:color="#c9211e" loext:opacity="100%" officeooo:rsid="0024e2ab"/>
    </style:style>
    <style:style style:name="T97" style:family="text">
      <style:text-properties fo:color="#c9211e" loext:opacity="100%" officeooo:rsid="0018ff7c"/>
    </style:style>
    <style:style style:name="T98" style:family="text">
      <style:text-properties fo:color="#c9211e" loext:opacity="100%" officeooo:rsid="001ab2ad"/>
    </style:style>
    <style:style style:name="T99" style:family="text">
      <style:text-properties fo:color="#c9211e" loext:opacity="100%" officeooo:rsid="00177759"/>
    </style:style>
    <style:style style:name="T100" style:family="text">
      <style:text-properties fo:color="#c9211e" loext:opacity="100%" style:text-line-through-style="none" style:text-line-through-type="none" fo:language="en" fo:country="US" fo:font-weight="normal" officeooo:rsid="00177759" style:font-name-asian="Geneva" style:font-weight-asian="normal" style:font-name-complex="Geneva" style:font-weight-complex="normal"/>
    </style:style>
    <style:style style:name="T101" style:family="text">
      <style:text-properties fo:color="#c9211e" loext:opacity="100%" style:text-line-through-style="none" style:text-line-through-type="none" fo:language="en" fo:country="US" fo:font-weight="normal" officeooo:rsid="001aba7d" style:font-name-asian="Geneva" style:font-weight-asian="normal" style:font-name-complex="Geneva" style:font-weight-complex="normal"/>
    </style:style>
    <style:style style:name="T102" style:family="text">
      <style:text-properties fo:color="#c9211e" loext:opacity="100%" style:text-line-through-style="none" style:text-line-through-type="none" fo:language="en" fo:country="US" fo:font-weight="normal" officeooo:rsid="0018ff7c" style:font-name-asian="Geneva" style:font-weight-asian="normal" style:font-name-complex="Geneva" style:font-weight-complex="normal"/>
    </style:style>
    <style:style style:name="T103" style:family="text">
      <style:text-properties fo:color="#c9211e" loext:opacity="100%" style:text-line-through-style="none" style:text-line-through-type="none" fo:language="en" fo:country="US" fo:font-weight="normal" officeooo:rsid="0024e2ab" style:font-name-asian="Geneva" style:font-weight-asian="normal" style:font-name-complex="Geneva" style:font-weight-complex="normal"/>
    </style:style>
    <style:style style:name="T104" style:family="text">
      <style:text-properties fo:color="#c9211e" loext:opacity="100%" style:text-line-through-style="none" style:text-line-through-type="none" fo:language="en" fo:country="US" fo:font-weight="normal" officeooo:rsid="00166e1e" style:font-name-asian="Geneva" style:font-weight-asian="normal" style:font-name-complex="Geneva" style:font-weight-complex="normal"/>
    </style:style>
    <style:style style:name="T105" style:family="text">
      <style:text-properties fo:color="#c9211e" loext:opacity="100%" style:text-line-through-style="none" style:text-line-through-type="none" fo:language="en" fo:country="US" fo:font-weight="normal" officeooo:rsid="00232d72" style:font-name-asian="Geneva" style:font-weight-asian="normal" style:font-name-complex="Geneva" style:font-weight-complex="normal"/>
    </style:style>
    <style:style style:name="T106" style:family="text">
      <style:text-properties fo:color="#c9211e" loext:opacity="100%" style:text-line-through-style="none" style:text-line-through-type="none" fo:language="en" fo:country="US" fo:font-weight="normal" officeooo:rsid="002bdfac" style:font-name-asian="Geneva" style:font-weight-asian="normal" style:font-name-complex="Geneva" style:font-weight-complex="normal"/>
    </style:style>
    <style:style style:name="T107" style:family="text">
      <style:text-properties fo:color="#c9211e" loext:opacity="100%" style:text-line-through-style="none" style:text-line-through-type="none" style:font-name="Liberation Serif" fo:font-size="10pt" fo:language="en" fo:country="US" fo:font-style="normal" fo:font-weight="normal" officeooo:rsid="00156a79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108" style:family="text">
      <style:text-properties fo:color="#c9211e" loext:opacity="100%" style:text-line-through-style="none" style:text-line-through-type="none" style:font-name="Liberation Serif" fo:font-size="10pt" fo:language="en" fo:country="US" fo:font-style="normal" fo:font-weight="normal" officeooo:rsid="00177759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109" style:family="text">
      <style:text-properties fo:color="#c9211e" loext:opacity="100%" style:text-line-through-style="none" style:text-line-through-type="none" style:font-name="Liberation Serif" fo:font-size="10pt" fo:language="en" fo:country="US" fo:font-style="normal" fo:font-weight="normal" officeooo:rsid="00245c3b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110" style:family="text">
      <style:text-properties fo:color="#c9211e" loext:opacity="100%" style:text-line-through-style="none" style:text-line-through-type="none" fo:font-size="10pt" fo:language="en" fo:country="US" fo:font-style="normal" fo:font-weight="normal" officeooo:rsid="00156a79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111" style:family="text">
      <style:text-properties fo:color="#c9211e" loext:opacity="100%" style:text-line-through-style="none" style:text-line-through-type="none" fo:font-size="10pt" fo:language="en" fo:country="US" fo:font-style="normal" fo:font-weight="normal" officeooo:rsid="00177759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112" style:family="text">
      <style:text-properties fo:color="#c9211e" loext:opacity="100%" style:text-line-through-style="none" style:text-line-through-type="none" fo:font-size="10pt" fo:language="en" fo:country="US" fo:font-style="normal" fo:font-weight="normal" officeooo:rsid="00245c3b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113" style:family="text">
      <style:text-properties fo:color="#c9211e" loext:opacity="100%" style:text-line-through-style="none" style:text-line-through-type="none" style:font-name="Liberation Serif" fo:font-size="10pt" fo:language="en" fo:country="US" fo:font-style="normal" fo:font-weight="normal" officeooo:rsid="00156a79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114" style:family="text">
      <style:text-properties fo:color="#c9211e" loext:opacity="100%" style:text-line-through-style="none" style:text-line-through-type="none" style:font-name="Liberation Serif" fo:font-size="10pt" fo:language="en" fo:country="US" fo:font-style="normal" fo:font-weight="normal" officeooo:rsid="00177759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115" style:family="text">
      <style:text-properties fo:color="#c9211e" loext:opacity="100%" style:text-line-through-style="none" style:text-line-through-type="none" style:font-name="Liberation Serif" fo:font-size="10pt" fo:language="en" fo:country="US" fo:font-style="normal" fo:font-weight="normal" officeooo:rsid="00245c3b" style:font-name-asian="Geneva" style:font-size-asian="10pt" style:font-style-asian="normal" style:font-weight-asian="normal" style:font-name-complex="Geneva" style:font-size-complex="10pt" style:font-style-complex="normal" style:font-weight-complex="normal"/>
    </style:style>
    <style:style style:name="T116" style:family="text">
      <style:text-properties fo:color="#c9211e" loext:opacity="100%" fo:font-weight="normal" officeooo:rsid="00191265" style:font-weight-asian="normal" style:font-weight-complex="normal"/>
    </style:style>
    <style:style style:name="T117" style:family="text">
      <style:text-properties fo:color="#c9211e" loext:opacity="100%" fo:font-weight="normal" officeooo:rsid="001a84d4" style:font-weight-asian="normal" style:font-weight-complex="normal"/>
    </style:style>
    <style:style style:name="T118" style:family="text">
      <style:text-properties fo:color="#c9211e" loext:opacity="100%" fo:font-weight="normal" officeooo:rsid="001c34b7" style:font-weight-asian="normal" style:font-weight-complex="normal"/>
    </style:style>
    <style:style style:name="T119" style:family="text">
      <style:text-properties fo:color="#c9211e" loext:opacity="100%" fo:font-weight="normal" officeooo:rsid="00249b94" style:font-weight-asian="normal" style:font-weight-complex="normal"/>
    </style:style>
    <style:style style:name="T120" style:family="text">
      <style:text-properties fo:color="#c9211e" loext:opacity="100%" officeooo:rsid="001673f9"/>
    </style:style>
    <style:style style:name="T121" style:family="text">
      <style:text-properties fo:color="#c9211e" loext:opacity="100%" style:font-name="Liberation Serif" fo:font-weight="normal" officeooo:rsid="001a84d4" style:font-weight-asian="normal" style:font-weight-complex="normal"/>
    </style:style>
    <style:style style:name="T122" style:family="text">
      <style:text-properties fo:color="#c9211e" loext:opacity="100%" style:font-name="Liberation Serif" fo:font-weight="normal" officeooo:rsid="001c34b7" style:font-weight-asian="normal" style:font-weight-complex="normal"/>
    </style:style>
    <style:style style:name="T123" style:family="text">
      <style:text-properties fo:color="#c9211e" loext:opacity="100%" style:font-name="Liberation Serif" fo:font-weight="normal" officeooo:rsid="00249b94" style:font-weight-asian="normal" style:font-weight-complex="normal"/>
    </style:style>
    <style:style style:name="T124" style:family="text">
      <style:text-properties fo:color="#c9211e" loext:opacity="100%" style:font-name="Liberation Serif" fo:font-size="10pt" fo:font-style="normal" officeooo:rsid="0024e2ab" style:font-size-asian="10pt" style:font-style-asian="normal" style:font-size-complex="10pt" style:font-style-complex="normal"/>
    </style:style>
    <style:style style:name="T125" style:family="text">
      <style:text-properties fo:color="#c9211e" loext:opacity="100%" style:font-name="Liberation Serif" fo:font-size="10pt" fo:font-weight="normal" officeooo:rsid="00191265" style:font-size-asian="10pt" style:font-weight-asian="normal" style:font-size-complex="10pt" style:font-weight-complex="normal"/>
    </style:style>
    <style:style style:name="T126" style:family="text">
      <style:text-properties fo:color="#c9211e" loext:opacity="100%" style:font-name="Liberation Serif" fo:font-size="10pt" fo:font-weight="normal" officeooo:rsid="001a84d4" style:font-size-asian="10pt" style:font-weight-asian="normal" style:font-size-complex="10pt" style:font-weight-complex="normal"/>
    </style:style>
    <style:style style:name="T127" style:family="text">
      <style:text-properties fo:color="#c9211e" loext:opacity="100%" style:font-name="Liberation Serif" fo:font-size="10pt" officeooo:rsid="001673f9" style:font-size-asian="10pt" style:font-size-complex="10pt"/>
    </style:style>
    <style:style style:name="T128" style:family="text">
      <style:text-properties fo:color="#c9211e" loext:opacity="100%" officeooo:rsid="001c34b7"/>
    </style:style>
    <style:style style:name="T129" style:family="text">
      <style:text-properties fo:color="#c9211e" loext:opacity="100%" fo:font-size="10pt" fo:font-style="normal" officeooo:rsid="0024e2ab" style:font-size-asian="10pt" style:font-style-asian="normal" style:font-size-complex="10pt" style:font-style-complex="normal"/>
    </style:style>
    <style:style style:name="T130" style:family="text">
      <style:text-properties fo:color="#c9211e" loext:opacity="100%" fo:font-size="10pt" fo:font-weight="normal" officeooo:rsid="00191265" style:font-size-asian="10pt" style:font-weight-asian="normal" style:font-size-complex="10pt" style:font-weight-complex="normal"/>
    </style:style>
    <style:style style:name="T131" style:family="text">
      <style:text-properties fo:color="#c9211e" loext:opacity="100%" fo:font-size="10pt" fo:font-weight="normal" officeooo:rsid="001a84d4" style:font-size-asian="10pt" style:font-weight-asian="normal" style:font-size-complex="10pt" style:font-weight-complex="normal"/>
    </style:style>
    <style:style style:name="T132" style:family="text">
      <style:text-properties fo:color="#c9211e" loext:opacity="100%" fo:font-size="10pt" fo:font-weight="normal" officeooo:rsid="002904f6" style:font-size-asian="10pt" style:font-weight-asian="normal" style:font-size-complex="10pt" style:font-weight-complex="normal"/>
    </style:style>
    <style:style style:name="T133" style:family="text">
      <style:text-properties fo:color="#c9211e" loext:opacity="100%" fo:font-size="10pt" officeooo:rsid="001673f9" style:font-size-asian="10pt" style:font-size-complex="10pt"/>
    </style:style>
    <style:style style:name="T134" style:family="text">
      <style:text-properties fo:color="#c9211e" loext:opacity="100%" style:font-name="Liberation Serif" fo:font-size="10pt" fo:font-style="normal" officeooo:rsid="0024e2ab" style:font-size-asian="10pt" style:font-style-asian="normal" style:font-size-complex="10pt" style:font-style-complex="normal"/>
    </style:style>
    <style:style style:name="T135" style:family="text">
      <style:text-properties fo:color="#c9211e" loext:opacity="100%" style:font-name="Liberation Serif" fo:font-size="10pt" fo:font-style="normal" officeooo:rsid="002bdfac" style:font-size-asian="10pt" style:font-style-asian="normal" style:font-size-complex="10pt" style:font-style-complex="normal"/>
    </style:style>
    <style:style style:name="T136" style:family="text">
      <style:text-properties style:font-name="Liberation Serif" fo:font-size="12pt" fo:font-weight="normal" officeooo:rsid="001c34b7" style:font-size-asian="12pt" style:font-weight-asian="normal" style:font-size-complex="12pt" style:font-weight-complex="normal"/>
    </style:style>
    <style:style style:name="T137" style:family="text">
      <style:text-properties style:font-name="Liberation Serif" officeooo:rsid="001c34b7"/>
    </style:style>
    <style:style style:name="T138" style:family="text">
      <style:text-properties style:font-name="Liberation Serif" fo:font-weight="normal" style:font-weight-asian="normal" style:font-weight-complex="normal"/>
    </style:style>
    <style:style style:name="T139" style:family="text">
      <style:text-properties style:font-name="Liberation Serif" fo:font-weight="normal" officeooo:rsid="001c1e83" style:font-weight-asian="normal" style:font-weight-complex="normal"/>
    </style:style>
    <style:style style:name="T140" style:family="text">
      <style:text-properties style:font-name="Liberation Serif" fo:font-weight="normal" officeooo:rsid="001673f9" style:font-weight-asian="normal" style:font-weight-complex="normal"/>
    </style:style>
    <style:style style:name="T141" style:family="text">
      <style:text-properties style:font-name="Liberation Serif" fo:font-weight="normal" officeooo:rsid="001c34b7" style:font-weight-asian="normal" style:font-weight-complex="normal"/>
    </style:style>
    <style:style style:name="T142" style:family="text"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T143" style:family="text">
      <style:text-properties style:font-name="Liberation Serif" fo:font-size="10pt" fo:font-style="normal" officeooo:rsid="00122bc6" style:font-size-asian="10pt" style:font-style-asian="normal" style:font-size-complex="10pt" style:font-style-complex="normal"/>
    </style:style>
    <style:style style:name="T144" style:family="text">
      <style:text-properties style:font-name="Liberation Serif" fo:font-size="10pt" fo:font-style="normal" officeooo:rsid="0010bce0" style:font-size-asian="10pt" style:font-style-asian="normal" style:font-size-complex="10pt" style:font-style-complex="normal"/>
    </style:style>
    <style:style style:name="T145" style:family="text">
      <style:text-properties style:font-name="Liberation Serif" fo:font-size="10pt" fo:font-style="normal" officeooo:rsid="0024e2ab" style:font-size-asian="10pt" style:font-style-asian="normal" style:font-size-complex="10pt" style:font-style-complex="normal"/>
    </style:style>
    <style:style style:name="T146" style:family="text">
      <style:text-properties style:font-name="Liberation Serif" fo:font-size="10pt" fo:font-style="normal" fo:font-weight="bold" officeooo:rsid="00191265" style:font-size-asian="10pt" style:font-style-asian="normal" style:font-weight-asian="bold" style:font-size-complex="10pt" style:font-style-complex="normal" style:font-weight-complex="bold"/>
    </style:style>
    <style:style style:name="T147" style:family="text">
      <style:text-properties style:font-name="Liberation Serif" fo:font-size="10pt" fo:font-style="normal" fo:font-weight="bold" officeooo:rsid="0016d184" style:font-size-asian="10pt" style:font-style-asian="normal" style:font-weight-asian="bold" style:font-size-complex="10pt" style:font-style-complex="normal" style:font-weight-complex="bold"/>
    </style:style>
    <style:style style:name="T148" style:family="text">
      <style:text-properties style:font-name="Liberation Serif" fo:font-size="10pt" fo:font-style="normal" fo:font-weight="bold" officeooo:rsid="002904f6" style:font-size-asian="10pt" style:font-style-asian="normal" style:font-weight-asian="bold" style:font-size-complex="10pt" style:font-style-complex="normal" style:font-weight-complex="bold"/>
    </style:style>
    <style:style style:name="T149" style:family="text">
      <style:text-properties style:font-name="Liberation Serif" fo:font-size="10pt" fo:language="en" fo:country="US" fo:font-style="normal" officeooo:rsid="0010bce0" style:font-size-asian="10pt" style:font-style-asian="normal" style:font-size-complex="10pt" style:font-style-complex="normal"/>
    </style:style>
    <style:style style:name="T150" style:family="text">
      <style:text-properties style:font-name="Liberation Serif" fo:font-size="10pt" fo:language="en" fo:country="US" fo:font-style="normal" officeooo:rsid="000c12bd" style:font-size-asian="10pt" style:font-style-asian="normal" style:font-size-complex="10pt" style:font-style-complex="normal"/>
    </style:style>
    <style:style style:name="T151" style:family="text">
      <style:text-properties style:font-name="Liberation Serif" fo:font-size="10pt" fo:font-weight="normal" officeooo:rsid="00154501" style:font-size-asian="10pt" style:font-weight-asian="normal" style:font-size-complex="10pt" style:font-weight-complex="normal"/>
    </style:style>
    <style:style style:name="T152" style:family="text">
      <style:text-properties style:font-name="Liberation Serif" fo:font-size="10pt" fo:font-weight="normal" officeooo:rsid="00177759" style:font-size-asian="10pt" style:font-weight-asian="normal" style:font-size-complex="10pt" style:font-weight-complex="normal"/>
    </style:style>
    <style:style style:name="T153" style:family="text">
      <style:text-properties style:font-name="Liberation Serif" fo:font-size="10pt" fo:font-weight="normal" officeooo:rsid="001a84d4" style:font-size-asian="10pt" style:font-weight-asian="normal" style:font-size-complex="10pt" style:font-weight-complex="normal"/>
    </style:style>
    <style:style style:name="T154" style:family="text">
      <style:text-properties style:font-name="Liberation Serif" fo:font-size="10pt" fo:font-weight="normal" officeooo:rsid="00191265" style:font-size-asian="10pt" style:font-weight-asian="normal" style:font-size-complex="10pt" style:font-weight-complex="normal"/>
    </style:style>
    <style:style style:name="T155" style:family="text">
      <style:text-properties style:font-name="Liberation Serif" fo:font-size="10pt" fo:font-weight="normal" officeooo:rsid="001c1e83" style:font-size-asian="10pt" style:font-weight-asian="normal" style:font-size-complex="10pt" style:font-weight-complex="normal"/>
    </style:style>
    <style:style style:name="T156" style:family="text">
      <style:text-properties style:font-name="Liberation Serif" fo:font-size="10pt" fo:font-weight="normal" officeooo:rsid="001e0530" style:font-size-asian="10pt" style:font-weight-asian="normal" style:font-size-complex="10pt" style:font-weight-complex="normal"/>
    </style:style>
    <style:style style:name="T157" style:family="text">
      <style:text-properties style:font-name="Liberation Serif" fo:font-size="10pt" fo:font-weight="normal" officeooo:rsid="001673f9" style:font-size-asian="10pt" style:font-weight-asian="normal" style:font-size-complex="10pt" style:font-weight-complex="normal"/>
    </style:style>
    <style:style style:name="T158" style:family="text">
      <style:text-properties style:font-name="Liberation Serif" fo:font-size="10pt" fo:font-weight="normal" officeooo:rsid="002186c6" style:font-size-asian="10pt" style:font-weight-asian="normal" style:font-size-complex="10pt" style:font-weight-complex="normal"/>
    </style:style>
    <style:style style:name="T159" style:family="text">
      <style:text-properties style:font-name="Liberation Serif" fo:font-size="10pt" fo:font-weight="normal" officeooo:rsid="0018ff7c" style:font-size-asian="10pt" style:font-weight-asian="normal" style:font-size-complex="10pt" style:font-weight-complex="normal"/>
    </style:style>
    <style:style style:name="T160" style:family="text">
      <style:text-properties style:font-name="Liberation Serif" fo:font-size="10pt" fo:font-weight="normal" officeooo:rsid="00227ad4" style:font-size-asian="10pt" style:font-weight-asian="normal" style:font-size-complex="10pt" style:font-weight-complex="normal"/>
    </style:style>
    <style:style style:name="T161" style:family="text">
      <style:text-properties style:font-name="Liberation Serif" fo:font-size="10pt" fo:font-weight="normal" officeooo:rsid="00232d72" style:font-size-asian="10pt" style:font-weight-asian="normal" style:font-size-complex="10pt" style:font-weight-complex="normal"/>
    </style:style>
    <style:style style:name="T162" style:family="text">
      <style:text-properties style:font-name="Liberation Serif" fo:font-size="10pt" fo:font-weight="normal" officeooo:rsid="002904f6" style:font-size-asian="10pt" style:font-weight-asian="normal" style:font-size-complex="10pt" style:font-weight-complex="normal"/>
    </style:style>
    <style:style style:name="T163" style:family="text">
      <style:text-properties style:font-name="Liberation Serif" fo:font-size="10pt" officeooo:rsid="001673f9" style:font-size-asian="10pt" style:font-size-complex="10pt"/>
    </style:style>
    <style:style style:name="T164" style:family="text">
      <style:text-properties style:font-name="Liberation Serif" fo:font-size="10pt" fo:font-weight="bold" officeooo:rsid="001e0530" style:font-size-asian="10pt" style:font-weight-asian="bold" style:font-size-complex="10pt" style:font-weight-complex="bold"/>
    </style:style>
    <style:style style:name="T165" style:family="text">
      <style:text-properties officeooo:rsid="001c34b7"/>
    </style:style>
    <style:style style:name="T166" style:family="text">
      <style:text-properties style:font-name="TimesNewRomanPSMT"/>
    </style:style>
    <style:style style:name="T167" style:family="text">
      <style:text-properties style:font-name="TimesNewRomanPSMT" fo:font-size="10pt" fo:font-weight="normal" officeooo:rsid="002904f6" style:font-size-asian="10pt" style:font-weight-asian="normal" style:font-size-complex="10pt" style:font-weight-complex="normal"/>
    </style:style>
    <style:style style:name="T168" style:family="text">
      <style:text-properties style:font-name="TimesNewRomanPSMT" officeooo:rsid="001673f9"/>
    </style:style>
    <style:style style:name="T169" style:family="text">
      <style:text-properties style:font-name="TimesNewRomanPSMT" fo:font-weight="normal" officeooo:rsid="002904f6" style:font-weight-asian="normal" style:font-weight-complex="normal"/>
    </style:style>
    <style:style style:name="T170" style:family="text">
      <style:text-properties officeooo:rsid="00249b94"/>
    </style:style>
    <style:style style:name="T171" style:family="text">
      <style:text-properties fo:font-size="10pt" officeooo:rsid="001673f9" style:font-size-asian="10pt" style:font-size-complex="10pt"/>
    </style:style>
    <style:style style:name="T172" style:family="text">
      <style:text-properties fo:font-size="10pt" fo:font-style="normal" style:font-size-asian="10pt" style:font-style-asian="normal" style:font-size-complex="10pt" style:font-style-complex="normal"/>
    </style:style>
    <style:style style:name="T173" style:family="text">
      <style:text-properties fo:font-size="10pt" fo:font-style="normal" officeooo:rsid="00122bc6" style:font-size-asian="10pt" style:font-style-asian="normal" style:font-size-complex="10pt" style:font-style-complex="normal"/>
    </style:style>
    <style:style style:name="T174" style:family="text">
      <style:text-properties fo:font-size="10pt" fo:font-style="normal" officeooo:rsid="0010bce0" style:font-size-asian="10pt" style:font-style-asian="normal" style:font-size-complex="10pt" style:font-style-complex="normal"/>
    </style:style>
    <style:style style:name="T175" style:family="text">
      <style:text-properties fo:font-size="10pt" fo:font-style="normal" officeooo:rsid="0024e2ab" style:font-size-asian="10pt" style:font-style-asian="normal" style:font-size-complex="10pt" style:font-style-complex="normal"/>
    </style:style>
    <style:style style:name="T176" style:family="text">
      <style:text-properties fo:font-size="10pt" fo:font-style="normal" fo:font-weight="bold" officeooo:rsid="00191265" style:font-size-asian="10pt" style:font-style-asian="normal" style:font-weight-asian="bold" style:font-size-complex="10pt" style:font-style-complex="normal" style:font-weight-complex="bold"/>
    </style:style>
    <style:style style:name="T177" style:family="text">
      <style:text-properties fo:font-size="10pt" fo:font-style="normal" fo:font-weight="bold" officeooo:rsid="002904f6" style:font-size-asian="10pt" style:font-style-asian="normal" style:font-weight-asian="bold" style:font-size-complex="10pt" style:font-style-complex="normal" style:font-weight-complex="bold"/>
    </style:style>
    <style:style style:name="T178" style:family="text">
      <style:text-properties fo:font-size="10pt" fo:font-style="normal" fo:font-weight="bold" officeooo:rsid="0016d184" style:font-size-asian="10pt" style:font-style-asian="normal" style:font-weight-asian="bold" style:font-size-complex="10pt" style:font-style-complex="normal" style:font-weight-complex="bold"/>
    </style:style>
    <style:style style:name="T179" style:family="text">
      <style:text-properties fo:font-size="10pt" fo:language="en" fo:country="US" fo:font-style="normal" officeooo:rsid="0010bce0" style:font-size-asian="10pt" style:font-style-asian="normal" style:font-size-complex="10pt" style:font-style-complex="normal"/>
    </style:style>
    <style:style style:name="T180" style:family="text">
      <style:text-properties fo:font-size="10pt" fo:language="en" fo:country="US" fo:font-style="normal" officeooo:rsid="000c12bd" style:font-size-asian="10pt" style:font-style-asian="normal" style:font-size-complex="10pt" style:font-style-complex="normal"/>
    </style:style>
    <style:style style:name="T181" style:family="text">
      <style:text-properties fo:font-size="10pt" fo:font-weight="normal" officeooo:rsid="00154501" style:font-size-asian="10pt" style:font-weight-asian="normal" style:font-size-complex="10pt" style:font-weight-complex="normal"/>
    </style:style>
    <style:style style:name="T182" style:family="text">
      <style:text-properties fo:font-size="10pt" fo:font-weight="normal" officeooo:rsid="00177759" style:font-size-asian="10pt" style:font-weight-asian="normal" style:font-size-complex="10pt" style:font-weight-complex="normal"/>
    </style:style>
    <style:style style:name="T183" style:family="text">
      <style:text-properties fo:font-size="10pt" fo:font-weight="normal" officeooo:rsid="001a84d4" style:font-size-asian="10pt" style:font-weight-asian="normal" style:font-size-complex="10pt" style:font-weight-complex="normal"/>
    </style:style>
    <style:style style:name="T184" style:family="text">
      <style:text-properties fo:font-size="10pt" fo:font-weight="normal" officeooo:rsid="00191265" style:font-size-asian="10pt" style:font-weight-asian="normal" style:font-size-complex="10pt" style:font-weight-complex="normal"/>
    </style:style>
    <style:style style:name="T185" style:family="text">
      <style:text-properties fo:font-size="10pt" fo:font-weight="normal" officeooo:rsid="001c1e83" style:font-size-asian="10pt" style:font-weight-asian="normal" style:font-size-complex="10pt" style:font-weight-complex="normal"/>
    </style:style>
    <style:style style:name="T186" style:family="text">
      <style:text-properties fo:font-size="10pt" fo:font-weight="normal" officeooo:rsid="001e0530" style:font-size-asian="10pt" style:font-weight-asian="normal" style:font-size-complex="10pt" style:font-weight-complex="normal"/>
    </style:style>
    <style:style style:name="T187" style:family="text">
      <style:text-properties fo:font-size="10pt" fo:font-weight="normal" officeooo:rsid="001673f9" style:font-size-asian="10pt" style:font-weight-asian="normal" style:font-size-complex="10pt" style:font-weight-complex="normal"/>
    </style:style>
    <style:style style:name="T188" style:family="text">
      <style:text-properties fo:font-size="10pt" fo:font-weight="normal" officeooo:rsid="002186c6" style:font-size-asian="10pt" style:font-weight-asian="normal" style:font-size-complex="10pt" style:font-weight-complex="normal"/>
    </style:style>
    <style:style style:name="T189" style:family="text">
      <style:text-properties fo:font-size="10pt" fo:font-weight="normal" officeooo:rsid="0018ff7c" style:font-size-asian="10pt" style:font-weight-asian="normal" style:font-size-complex="10pt" style:font-weight-complex="normal"/>
    </style:style>
    <style:style style:name="T190" style:family="text">
      <style:text-properties fo:font-size="10pt" fo:font-weight="normal" officeooo:rsid="00227ad4" style:font-size-asian="10pt" style:font-weight-asian="normal" style:font-size-complex="10pt" style:font-weight-complex="normal"/>
    </style:style>
    <style:style style:name="T191" style:family="text">
      <style:text-properties fo:font-size="10pt" fo:font-weight="normal" officeooo:rsid="00232d72" style:font-size-asian="10pt" style:font-weight-asian="normal" style:font-size-complex="10pt" style:font-weight-complex="normal"/>
    </style:style>
    <style:style style:name="T192" style:family="text">
      <style:text-properties fo:font-size="10pt" fo:font-weight="normal" officeooo:rsid="002904f6" style:font-size-asian="10pt" style:font-weight-asian="normal" style:font-size-complex="10pt" style:font-weight-complex="normal"/>
    </style:style>
    <style:style style:name="T193" style:family="text">
      <style:text-properties fo:font-size="10pt" fo:font-weight="bold" officeooo:rsid="001e0530" style:font-size-asian="10pt" style:font-weight-asian="bold" style:font-size-complex="10pt" style:font-weight-complex="bold"/>
    </style:style>
    <style:style style:name="T194" style:family="text">
      <style:text-properties style:font-name="Liberation Serif" fo:font-size="10pt" fo:font-style="normal" style:font-size-asian="10pt" style:font-style-asian="normal" style:font-size-complex="10pt" style:font-style-complex="normal"/>
    </style:style>
    <style:style style:name="T195" style:family="text">
      <style:text-properties style:font-name="Liberation Serif" fo:font-size="10pt" fo:font-style="normal" officeooo:rsid="00122bc6" style:font-size-asian="10pt" style:font-style-asian="normal" style:font-size-complex="10pt" style:font-style-complex="normal"/>
    </style:style>
    <style:style style:name="T196" style:family="text">
      <style:text-properties style:font-name="Liberation Serif" fo:font-size="10pt" fo:font-style="normal" officeooo:rsid="0010bce0" style:font-size-asian="10pt" style:font-style-asian="normal" style:font-size-complex="10pt" style:font-style-complex="normal"/>
    </style:style>
    <style:style style:name="T197" style:family="text">
      <style:text-properties style:font-name="Liberation Serif" fo:font-size="10pt" fo:font-style="normal" officeooo:rsid="0024e2ab" style:font-size-asian="10pt" style:font-style-asian="normal" style:font-size-complex="10pt" style:font-style-complex="normal"/>
    </style:style>
    <style:style style:name="T198" style:family="text">
      <style:text-properties style:font-name="Liberation Serif" fo:font-size="10pt" fo:font-style="normal" fo:font-weight="bold" officeooo:rsid="00191265" style:font-size-asian="10pt" style:font-style-asian="normal" style:font-weight-asian="bold" style:font-size-complex="10pt" style:font-style-complex="normal" style:font-weight-complex="bold"/>
    </style:style>
    <style:style style:name="T199" style:family="text">
      <style:text-properties style:font-name="Liberation Serif" fo:font-size="10pt" fo:font-style="normal" fo:font-weight="bold" officeooo:rsid="002904f6" style:font-size-asian="10pt" style:font-style-asian="normal" style:font-weight-asian="bold" style:font-size-complex="10pt" style:font-style-complex="normal" style:font-weight-complex="bold"/>
    </style:style>
    <style:style style:name="T200" style:family="text">
      <style:text-properties style:font-name="Liberation Serif" fo:font-size="10pt" fo:font-style="normal" fo:font-weight="bold" officeooo:rsid="0016d184" style:font-size-asian="10pt" style:font-style-asian="normal" style:font-weight-asian="bold" style:font-size-complex="10pt" style:font-style-complex="normal" style:font-weight-complex="bold"/>
    </style:style>
    <style:style style:name="T201" style:family="text">
      <style:text-properties style:font-name="Liberation Serif" fo:font-size="10pt" fo:language="en" fo:country="US" fo:font-style="normal" officeooo:rsid="0010bce0" style:font-size-asian="10pt" style:font-style-asian="normal" style:font-size-complex="10pt" style:font-style-complex="normal"/>
    </style:style>
    <style:style style:name="T202" style:family="text">
      <style:text-properties style:font-name="Liberation Serif" fo:font-size="10pt" fo:language="en" fo:country="US" fo:font-style="normal" officeooo:rsid="000c12bd" style:font-size-asian="10pt" style:font-style-asian="normal" style:font-size-complex="10pt" style:font-style-complex="normal"/>
    </style:style>
    <style:style style:name="T203" style:family="text">
      <style:text-properties fo:color="#2a6099" loext:opacity="100%" fo:font-size="10pt" fo:font-weight="normal" officeooo:rsid="002904f6" style:font-size-asian="10pt" style:font-weight-asian="normal" style:font-size-complex="10pt" style:font-weight-complex="normal"/>
    </style:style>
    <style:style style:name="T204" style:family="text">
      <style:text-properties fo:color="#2a6099" loext:opacity="100%" fo:font-size="10pt" fo:font-weight="normal" officeooo:rsid="002bdfac" style:font-size-asian="10pt" style:font-weight-asian="normal" style:font-size-complex="10pt" style:font-weight-complex="normal"/>
    </style:style>
    <style:style style:name="T205" style:family="text">
      <style:text-properties fo:color="#2a6099" loext:opacity="100%" fo:font-size="10pt" fo:font-style="italic" fo:font-weight="normal" officeooo:rsid="002bdfac" style:font-size-asian="10pt" style:font-style-asian="italic" style:font-weight-asian="normal" style:font-size-complex="10pt" style:font-style-complex="italic" style:font-weight-complex="normal"/>
    </style:style>
    <style:style style:name="T206" style:family="text">
      <style:text-properties fo:color="#2a6099" loext:opacity="100%" style:text-line-through-style="none" style:text-line-through-type="none" fo:font-size="10pt" fo:language="en" fo:country="US" fo:font-weight="normal" officeooo:rsid="002904f6" style:font-name-asian="Geneva" style:font-size-asian="10pt" style:font-weight-asian="normal" style:font-name-complex="Geneva" style:font-size-complex="10pt" style:font-weight-complex="normal"/>
    </style:style>
    <style:style style:name="T207" style:family="text">
      <style:text-properties fo:color="#2a6099" loext:opacity="100%" officeooo:rsid="002acbbd"/>
    </style:style>
    <style:style style:name="T208" style:family="text">
      <style:text-properties officeooo:rsid="002acbbd"/>
    </style:style>
    <style:style style:name="T2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Lucida Sans1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office:annotation office:name="__Annotation__1351_851817321" loext:resolved="false"><dc:creator>Victor Van der Meersch</dc:creator><dc:date>2023-09-19T11:16:07.463000000</dc:date><meta:creator-initials>VV</meta:creator-initials><text:p text:style-name="P14"><text:span text:style-name="T210">Model simulations are key to understanding how climate impacts ecosystems over time, provided that we can trust them.</text:span></text:p></office:annotation>Model simulations <text:span text:style-name="T1">are</text:span> a fundamental source for improving our understanding of past, present and future climate impacts on ecosystems <office:annotation-end office:name="__Annotation__1351_851817321"/>and <text:span text:style-name="T2">s</text:span>pecies distribution – <text:span text:style-name="T1">provided that we can trust them</text:span><office:annotation office:name="__Annotation__68_2984340005" loext:resolved="false"><dc:creator>Victor Van der Meersch</dc:creator><dc:date>2023-09-13T09:54:58.998000000</dc:date><meta:creator-initials>VV</meta:creator-initials><text:p text:style-name="P13"><text:span text:style-name="T209">Provided that we can have confidence in their <text:s/>accuracy and reliability</text:span></text:p></office:annotation>. <text:s/>As th<text:span text:style-name="T2">e </text:span>demand for reliable projections <text:span text:style-name="T2">is increasing</text:span>, the systematic evaluation of model skill should be one of the main concern<text:span text:style-name="T2">s</text:span> of modellers. <text:span text:style-name="T3">Such</text:span> evaluation remains critical to build confidence in our models, <text:span text:style-name="T4">and </text:span><text:span text:style-name="T3">plays a </text:span><text:span text:style-name="T5">cr</text:span><text:span text:style-name="T4">ucial</text:span><text:span text:style-name="T3"> role in </text:span>providing the most credible information on the impacts of climate change<text:span text:style-name="T2"> so that </text:span><text:span text:style-name="T6">stakeholders</text:span> <text:span text:style-name="T2">can</text:span><text:span text:style-name="T7"> </text:span>make informed decisions <text:span text:style-name="T10">[@</text:span><text:span text:style-name="T96">Dawson2011</text:span><text:span text:style-name="T8">; </text:span><text:span text:style-name="T10">@</text:span><text:span text:style-name="T97">Mouquet</text:span><text:span text:style-name="T98">2015</text:span><text:span text:style-name="T10">]</text:span>.</text:p>
      <text:p text:style-name="P2"/>
      <text:p text:style-name="P2"><text:span text:style-name="T10">T</text:span>he unforeseen will always remain so, <text:span text:style-name="T10">and </text:span>the accuracy of model <text:span text:style-name="T10">future projections </text:span>cannot <text:span text:style-name="T10">thus </text:span>be tested directly. T<text:span text:style-name="T92">herefore, t</text:span>he most straightforward approach to evaluate models <text:span text:style-name="T10">is to compare their output with what we know from the past. Plausibly reproduc</text:span><text:span text:style-name="T92">ing</text:span><text:span text:style-name="T10"> the past (</text:span><text:span text:style-name="T76">hindcast performance/</text:span><text:span text:style-name="T77">skill</text:span><text:span text:style-name="T10">) can be seen </text:span>as a <text:span text:style-name="T92">requi</text:span><text:span text:style-name="T93">site</text:span><text:span text:style-name="T92"> </text:span>condition to be considered a viable <text:span text:style-name="T10">model</text:span> for future projections <text:span text:style-name="T10">(</text:span><text:span text:style-name="T76">forecast reliability</text:span><text:span text:style-name="T10">). E</text:span>ven if there is no observed period with climate conditions exactly <text:span text:style-name="T3">matching those</text:span> expected over the 21<text:span text:style-name="T11">st</text:span> century <text:span text:style-name="T10">[@</text:span><text:span text:style-name="T99">Burke</text:span><text:span text:style-name="T98">2018</text:span><text:span text:style-name="T10">]</text:span><text:span text:style-name="T5">, </text:span>hindcast<text:span text:style-name="T9">ing</text:span> exercises <text:span text:style-name="T10">can </text:span>still increase our confidence that the models represent, implicitly or explicitly, the essential processes for the simulation of future species range shift<text:span text:style-name="T12">s</text:span>. </text:p>
      <text:p text:style-name="P2"/>
      <text:p text:style-name="P1"><text:span text:style-name="T143">In this regard</text:span><text:span text:style-name="T144">, recent past observations (typically for a few decades) have been used </text:span><text:span text:style-name="T142">for testing SDM predictions over time </text:span><text:span text:style-name="T144">[</text:span><text:span text:style-name="T145">e.g. </text:span><text:span text:style-name="T144">@</text:span><text:span text:style-name="T124">Araujo2005</text:span><text:span text:style-name="T145">; </text:span><text:span text:style-name="T144">@</text:span><text:span text:style-name="T124">Kharouba2009</text:span><text:span text:style-name="T145">; </text:span><text:span text:style-name="T144">@</text:span><text:span text:style-name="T124">Smith2013; </text:span><text:span text:style-name="T135">@Illan2014</text:span><text:span text:style-name="T146">]. </text:span><text:span text:style-name="T148">[</text:span><text:span text:style-name="T146">Résultats de ces études ?]</text:span><text:span text:style-name="T147">.</text:span><text:span text:style-name="T144"> However, as they were made in a limited climate range similar to calibration conditions, <text:s/>they do not enable fully independent model evaluation</text:span><text:span text:style-name="T146">. </text:span><text:span text:style-name="Emphasis"><text:span text:style-name="T149">By </text:span></text:span><text:span text:style-name="Emphasis"><text:span text:style-name="T150">look</text:span></text:span><text:span text:style-name="Emphasis"><text:span text:style-name="T149">ing</text:span></text:span><text:span text:style-name="T150"> much </text:span><text:span text:style-name="Emphasis"><text:span text:style-name="T150">further back </text:span></text:span><text:span text:style-name="Emphasis"><text:span text:style-name="T149">in the past, </text:span></text:span><text:span text:style-name="T33">p</text:span><text:span text:style-name="T34">aleoenvironments offer a unique framework to test </text:span><text:span text:style-name="T35">species distribution </text:span><text:span text:style-name="T33">model transferability </text:span><text:span text:style-name="T34">in </text:span><text:span text:style-name="T36">more challenging conditions, </text:span><text:span text:style-name="T35">in the same way as climate models are evaluated using palaeodata [@</text:span><text:span text:style-name="T107">Braconnot2012</text:span><text:span text:style-name="T35">]</text:span><text:span text:style-name="T36">. <text:s/></text:span><text:span text:style-name="T37">S</text:span><text:span text:style-name="T36">imulations in distant past </text:span><text:span text:style-name="T38">(</text:span><text:span text:style-name="T39">spanning </text:span><text:span text:style-name="T38">several millennia) </text:span><text:span text:style-name="T36">allow for model evaluation under condition</text:span><text:span text:style-name="T33">s </text:span><text:span text:style-name="T36">significantly different from present-day </text:span><text:span text:style-name="T33">[@</text:span><text:span text:style-name="T108">Maguire2015</text:span><text:span text:style-name="T33">]</text:span><text:span text:style-name="T36">, where climate variations were larger than those encountered during the last century. </text:span><text:span text:style-name="T33">Taking advantage of </text:span><text:span text:style-name="T35">the available </text:span><text:span text:style-name="T37">paleo-archives is a great opportunity to understand long-term climate-biodiversity dynamics </text:span><text:span text:style-name="T40">[@</text:span><text:span text:style-name="T109">Fordham2020</text:span><text:span text:style-name="T40">].</text:span></text:p>
      <text:p text:style-name="P3"><text:span text:style-name="T15">Several</text:span><text:span text:style-name="T16"> </text:span><text:span text:style-name="T17">studies </text:span><text:span text:style-name="T16">have tested the transferability of species distribution models using paleoclimate </text:span><text:span text:style-name="T18">reconstructions </text:span><text:span text:style-name="T19">and fossil records </text:span><text:span text:style-name="T30">[</text:span><text:span text:style-name="T20">e.g. </text:span><text:span text:style-name="T30">@</text:span><text:span text:style-name="T100">Veloz2012;</text:span><text:span text:style-name="T15"> </text:span><text:span text:style-name="T30">@</text:span><text:span text:style-name="T100">Pearman2008</text:span><text:span text:style-name="T15">; </text:span><text:span text:style-name="T30">@</text:span><text:span text:style-name="T104">Wi</text:span><text:span text:style-name="T105">l</text:span><text:span text:style-name="T104">liams2013, </text:span><text:span text:style-name="T106">@Roberts2012</text:span><text:span text:style-name="T30">]</text:span><text:span text:style-name="T30"><office:annotation office:name="__Annotation__1311_851817321" loext:resolved="false"><dc:creator>Victor Van der Meersch</dc:creator><dc:date>2023-09-18T17:10:21.471000000</dc:date><meta:creator-initials>VV</meta:creator-initials><text:p text:style-name="P14"><text:span text:style-name="T211">Dobrowsky Modeling plant ranges over 75 years of climate change in California, USA: temporal transferability and species traits ?</text:span></text:p></office:annotation></text:span><text:span text:style-name="T18">. </text:span><text:span text:style-name="T21">They all show a decrease of the ability of SDM</text:span><text:span text:style-name="T15">s to simulate past species distributions. </text:span><text:span text:style-name="T14">Their findings </text:span><text:span text:style-name="T15">remind us </text:span><text:span text:style-name="T21">to exercise caution when interpreting the</text:span><text:span text:style-name="T15">ir</text:span><text:span text:style-name="T21"> projections in </text:span><text:span text:style-name="T19">novel climates</text:span><text:span text:style-name="T21"> that d</text:span><text:span text:style-name="T19">iffer</text:span><text:span text:style-name="T21"> significantly from the present </text:span><text:span text:style-name="T28">[@</text:span><text:span text:style-name="T100">Maguire2016</text:span><text:span text:style-name="T28">]</text:span><text:span text:style-name="T21">, </text:span><text:span text:style-name="T15">especially as no-analogues climate conditions are forecasted to become common </text:span><text:span text:style-name="T28">[@</text:span><text:span text:style-name="T100">Williams2007</text:span><text:span text:style-name="T28">]</text:span><text:span text:style-name="T15"> and may compromised the accuracy of model predictions </text:span><text:span text:style-name="T28">[@</text:span><text:span text:style-name="T101">Fitzpatrick2018</text:span><text:span text:style-name="T28">]</text:span><text:span text:style-name="T15">. </text:span><text:span text:style-name="T18">These investigations have yielded valuable insights into the reliability of species distribution models, </text:span><text:span text:style-name="T22">but </text:span><text:span text:style-name="T23">have primarily focused on correlative models, despite the growing </text:span><text:span text:style-name="T19">interest</text:span><text:span text:style-name="T23"> of process-based models in </text:span><text:span text:style-name="T19">predictive ecology </text:span><text:span text:style-name="T28">[@</text:span><text:span text:style-name="T102">Connolly2017</text:span><text:span text:style-name="T19">;</text:span><text:span text:style-name="T24"> </text:span><text:span text:style-name="T28">@</text:span><text:span text:style-name="T102">Urban2016</text:span><text:span text:style-name="T19">; </text:span><text:span text:style-name="T28">@</text:span><text:span text:style-name="T103">Pilowksy2022</text:span><text:span text:style-name="T28">]</text:span><text:span text:style-name="T23">.</text:span><text:span text:style-name="T23"><office:annotation office:name="__Annotation__1318_851817321" loext:resolved="false"><dc:creator>Victor Van der Meersch</dc:creator><dc:date>2023-09-19T10:06:07.327000000</dc:date><meta:creator-initials>VV</meta:creator-initials><text:p text:style-name="P14"><text:span text:style-name="T211">Add IPBES chapter 4 reference</text:span></text:p></office:annotation></text:span></text:p>
      <text:p text:style-name="P4"/>
      <text:p text:style-name="P12"><text:span text:style-name="T181">This omission </text:span><text:span text:style-name="T182">represents a notable gap in our understanding </text:span><text:span text:style-name="T183">of </text:span><text:span text:style-name="T184">the tenets of species distribution modelling, as </text:span><text:span text:style-name="T185">only </text:span><text:span text:style-name="T184">one side of the continuum between statistical and </text:span><text:span text:style-name="T185">mechanistic</text:span><text:span text:style-name="T184"> approaches has been </text:span><text:span text:style-name="T185">explored </text:span><text:span text:style-name="T184">[@</text:span><text:span text:style-name="T130">Dormann2012</text:span><text:span text:style-name="T184">], neglecting the </text:span><text:span text:style-name="T186">investigation</text:span><text:span text:style-name="T184"> of process-based </text:span><text:span text:style-name="T185">model performance.</text:span><text:span text:style-name="T184"> </text:span><text:span text:style-name="T187">R</text:span><text:span text:style-name="T60">ather than inferring correlations between observations and potential environmental drivers,</text:span><text:span text:style-name="T61"> </text:span><text:span text:style-name="T62">th</text:span><text:span text:style-name="T66">ese </text:span><text:span text:style-name="T63">models </text:span><text:span text:style-name="T64">are </text:span><text:span text:style-name="T63">buil</text:span><text:span text:style-name="T64">t </text:span><text:span text:style-name="T63">upon explicit causal relationships determined experimentally representing physiological, ecological and demographic processes. </text:span><text:span text:style-name="T171">Their projections in response to climate change differ from correlative models, the latter being systematically more pessimistic [</text:span><text:span text:style-name="T193">références</text:span><text:span text:style-name="T171">]. However, very few studies have gone beyond these qualitative comparisons and really examined how they are performing, with virtual species [@</text:span><text:span text:style-name="T133">Zurrel2016</text:span><text:span text:style-name="T171">], exotic species in new colonized areas [@</text:span><text:span text:style-name="T133">Higgins2020</text:span><text:span text:style-name="T171">], or in the recent past [@</text:span><text:span text:style-name="T133">Fordham2018</text:span><text:span text:style-name="T171">]. Therefore, despite process-based models have shown their usefulness for paleoecological studies [</text:span><text:span text:style-name="T193">références</text:span><text:span text:style-name="T171">], </text:span><text:span text:style-name="T188">the extent to which the potential benefits of </text:span><text:span text:style-name="T189">process-based models</text:span><text:span text:style-name="T188"> translate into improved predictions in really different </text:span><text:span text:style-name="T187">climatic </text:span><text:span text:style-name="T190">conditions</text:span><text:span text:style-name="T188"> remains unknown </text:span><text:span text:style-name="T185">[@</text:span><text:span text:style-name="T131">UribeRivera2022</text:span><text:span text:style-name="T183">, </text:span><text:span text:style-name="T185">@</text:span><text:span text:style-name="T131">Briscoe2019</text:span><text:span text:style-name="T185">].</text:span><text:span text:style-name="T188"> </text:span><text:span text:style-name="T187">Addressing this gap by a thorough evaluation of the different class of models is crucial </text:span><text:span text:style-name="T185">[@</text:span><text:span text:style-name="T131">Evans2016</text:span><text:span text:style-name="T185">]</text:span><text:span text:style-name="T187">, as </text:span><text:span text:style-name="T182">process-based models hold the potential to enhance our ability to predict species responses to climate change </text:span><text:span text:style-name="T183">and to provide more robust projections in novel conditions </text:span><text:span text:style-name="T185">[</text:span><text:span text:style-name="T191">@</text:span><text:span text:style-name="T131">Evans2012</text:span><text:span text:style-name="T183">; </text:span><text:span text:style-name="T191">@</text:span><text:span text:style-name="T131">Singer2016</text:span><text:span text:style-name="T185">]</text:span><text:span text:style-name="T183">. </text:span><text:span text:style-name="T203">Long-term </text:span><text:span text:style-name="T205">retrospective</text:span><text:span text:style-name="T204"> </text:span><text:span text:style-name="T203">data are a great opportunity to provide a deeper understanding of what </text:span><text:span text:style-name="T206">conveys robustness to the different </text:span><text:span text:style-name="T203">models and determine which model forecasts are appropriate to guide climate adaptation strategies</text:span><text:span text:style-name="T192"> [@</text:span><text:span text:style-name="T132">Fordham2016</text:span><text:span text:style-name="T192">].</text:span></text:p>
      <text:p text:style-name="P5"/>
      <text:p text:style-name="P8"><text:span text:style-name="T165">Here, we propose a state-of-the-art comparison of the skills of correlative models and process-based models to simulate </text:span><text:span text:style-name="T208">p</text:span><text:span text:style-name="T165">aleodistributions of emblematic tree species of Europe </text:span><text:span text:style-name="T208">at </text:span><text:span text:style-name="T207">a high-temporal resolution</text:span><text:span text:style-name="T165">. In order to fully explore the different classes of models, we use </text:span>different versions of the models that differ by their level of complexity and the methods of estimation of their parameters. <text:span text:style-name="T165">In particular, as hybrid models [sensu </text:span><text:span text:style-name="T170">@</text:span><text:span text:style-name="T128">Dorman2012</text:span><text:span text:style-name="T75">]</text:span><text:span text:style-name="T165"> have been raised as a potential avenue by borrowing strength from both statistical and process-based approaches </text:span><text:span text:style-name="T87">[@</text:span><text:span text:style-name="T117">Evans2016</text:span><text:span text:style-name="T87">]</text:span><text:span text:style-name="T82">, </text:span><text:span text:style-name="T91">we use inverse modelling to fit the process-based models in the same way as the correlative models [@</text:span><text:span text:style-name="T118">Vander</text:span><text:span text:style-name="T119">M</text:span><text:span text:style-name="T118">eersch2023</text:span><text:span text:style-name="T91">]. <text:s/>By encompassing </text:span><text:span text:style-name="T78">the entire spectrum of models, </text:span><text:span text:style-name="T91">from </text:span><text:span text:style-name="T78">correlative models to process-based models and their hybrid </text:span><text:span text:style-name="T91">data-driven</text:span><text:span text:style-name="T78"> counterparts, </text:span><text:span text:style-name="T91">our comprehensive approach allows us to gain a holistic understanding of the key features necessary for building reliable models.</text:span></text:p>
      <text:p text:style-name="P6"/>
      <text:p text:style-name="P9"><text:span text:style-name="T29">F</text:span><text:span text:style-name="T13">rom ROBUST:</text:span></text:p>
      <text:p text:style-name="P7"><text:span text:style-name="T13">“What conveys robustness to </text:span>models? Is it model hypotheses (cause to effect relationships vs statistical relationships)? Or is it the way model parameters <text:span text:style-name="T94">are estimated (direct measurements vs statistical inference)?</text:span><text:span text:style-name="T26">”</text:span></text:p>
      <text:p text:style-name="P7"><text:span text:style-name="T26"/></text:p>
      <text:p text:style-name="P7"><text:span text:style-name="T26">a road map for ecological predictability research </text:span><text:span text:style-name="T31">by Petchey et al. (2015) </text:span></text:p>
      <text:p text:style-name="P7"><text:span text:style-name="T31"/></text:p>
      <text:p text:style-name="P10"><text:span text:style-name="T31">T</text:span><text:span text:style-name="T13">aking </text:span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oft-page-break/></text:p>
      <text:p text:style-name="P11">Taking advantage of long-term available knowledge to identify which model predictions are suitable to guide climate adapta-</text:p>
      <text:p text:style-name="P10">tion strategies</text:p>
      <text:p text:style-name="P10"/>
      <text:p text:style-name="P10">“determining the demographic and environmental conditions under which data-intensive mechanistic models provide notably more accurate projections of population change”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neva" svg:font-family="Geneva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488cm" style:type="center"/>
          <style:tab-stop style:position="18.97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488cm" style:type="center"/>
          <style:tab-stop style:position="18.978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34cm" fo:margin-right="0.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Victor Van der Meersch</meta:initial-creator>
    <meta:creation-date>2023-09-15T12:12:40.212000000</meta:creation-date>
    <dc:date>2023-09-19T11:21:59.224000000</dc:date>
    <dc:creator>Victor Van der Meersch</dc:creator>
    <meta:editing-duration>P3DT21H23M45S</meta:editing-duration>
    <meta:editing-cycles>24</meta:editing-cycles>
    <meta:generator>LibreOffice/7.4.7.2$Windows_X86_64 LibreOffice_project/723314e595e8007d3cf785c16538505a1c878ca5</meta:generator>
    <meta:document-statistic meta:table-count="0" meta:image-count="0" meta:object-count="0" meta:page-count="3" meta:paragraph-count="13" meta:word-count="887" meta:character-count="6537" meta:non-whitespace-character-count="5655"/>
  </office:meta>
</office:document-meta>
</file>